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rebuchet MS" style:text-underline-style="none" fo:font-weight="normal" style:font-weight-asian="normal" style:font-weight-complex="normal"/>
    </style:style>
    <style:style style:name="T7" style:family="text">
      <style:text-properties style:use-window-font-color="true" style:font-name="Trebuchet MS" fo:font-size="8pt" style:text-underline-style="none" fo:font-weight="normal" style:font-size-asian="8pt" style:font-weight-asian="normal" style:font-size-complex="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Matériel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5">Tous les articles du matériel sont référencés sur le site « <text:a xlink:type="simple" xlink:href="http://www.gotronic.fr/" text:style-name="Internet_20_link" text:visited-style-name="Visited_20_Internet_20_Link">www.gotronic.fr</text:a> » :</text:p>
      <text:p text:style-name="P5"/>
      <text:p text:style-name="P4">Capteurs :</text:p>
      <text:p text:style-name="P5"><text:tab/>- Capteur ultrason<text:tab/><text:tab/>: <text:a xlink:type="simple" xlink:href="https://www.gotronic.fr/art-telemetre-a-ultrasons-grove-101020010-18976.htm" text:style-name="Internet_20_link" text:visited-style-name="Visited_20_Internet_20_Link"><text:span text:style-name="T5">https://www.gotronic.fr/art-telemetre-a-ultrasons-grove-101020010-18976.htm</text:span></text:a></text:p>
      <text:p text:style-name="P5"><text:tab/>- Capteur infra-rouge<text:tab/>: <text:a xlink:type="simple" xlink:href="https://www.gotronic.fr/art-capteur-ir-reflectif-grove-101020174-18972.htm" text:style-name="Internet_20_link" text:visited-style-name="Visited_20_Internet_20_Link"><text:span text:style-name="T5">https://www.gotronic.fr/art-capteur-ir-reflectif-grove-101020174-18972.htm</text:span></text:a></text:p>
      <text:p text:style-name="P4"/>
      <text:p text:style-name="P4">Module de communication :</text:p>
      <text:p text:style-name="P5"><text:tab/>- Module Xbee<text:tab/><text:tab/>: <text:a xlink:type="simple" xlink:href="https://www.gotronic.fr/art-module-xbee-serie-1-xb24-awi-001-23215.htm" text:style-name="Internet_20_link" text:visited-style-name="Visited_20_Internet_20_Link"><text:span text:style-name="T5">https://www.gotronic.fr/art-module-xbee-serie-1-xb24-awi-001-23215.htm</text:span></text:a></text:p>
      <text:p text:style-name="P5"><text:tab/>- Module Xbee shield<text:tab/>: <text:a xlink:type="simple" xlink:href="https://www.gotronic.fr/art-module-xbee-shield-103030004-20626.htm" text:style-name="Internet_20_link" text:visited-style-name="Visited_20_Internet_20_Link"><text:span text:style-name="T5">https://www.gotronic.fr/art-module-xbee-shield-103030004-20626.htm</text:span></text:a></text:p>
      <text:p text:style-name="P4"/>
      <text:p text:style-name="P4">Microcontrôleur :</text:p>
      <text:p text:style-name="P6"><text:tab/>- Carte Arduino UNO (x2)<text:tab/>: <text:a xlink:type="simple" xlink:href="https://www.gotronic.fr/art-carte-arduino-uno-12420.htm" text:style-name="Internet_20_link" text:visited-style-name="Visited_20_Internet_20_Link"><text:span text:style-name="T5">https://www.gotronic.fr/art-carte-arduino-uno-12420.htm</text:span></text:a></text:p>
      <text:p text:style-name="P4"/>
      <text:p text:style-name="P4">Autre matériel :</text:p>
      <text:p text:style-name="P17"><text:span text:style-name="T6"><text:tab/>- Châssis du robot<text:tab/><text:tab/>: </text:span><text:a xlink:type="simple" xlink:href="https://www.gotronic.fr/art-chassis-alphabot2-ar-12911-27125.htm" text:style-name="Internet_20_link" text:visited-style-name="Visited_20_Internet_20_Link"><text:span text:style-name="T7">https://www.gotronic.fr/art-chassis-alphabot2-ar-12911-27125.htm</text:span></text:a></text:p>
      <text:p text:style-name="P17"><text:span text:style-name="T6"><text:tab/>- Pile (x2)<text:tab/><text:tab/><text:tab/>: </text:span><text:a xlink:type="simple" xlink:href="https://www.gotronic.fr/art-accu-li-ion-14500-26307.htm" text:style-name="Internet_20_link" text:visited-style-name="Visited_20_Internet_20_Link"><text:span text:style-name="T7">https://www.gotronic.fr/art-accu-li-ion-14500-26307.htm</text:span></text:a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llian DEROCHE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2:08:44.80</dc:date>
    <meta:editing-duration>P1DT14H29M57S</meta:editing-duration>
    <meta:editing-cycles>460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20" meta:word-count="100" meta:character-count="1030"/>
  </office:meta>
</office:document-meta>
</file>